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1.072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34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10">
      <style:table-cell-properties fo:border="0.06pt solid #000000" style:vertical-align="top"/>
    </style:style>
    <style:style style:name="ce3" style:family="table-cell" style:parent-style-name="Default" style:data-style-name="N110"/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bold" style:font-weight-complex="normal"/>
    </style:style>
  </office:automatic-styles>
  <office:body>
    <office:spreadsheet>
      <table:table table:name="Zeitplan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Meilenstein</text:p>
          </table:table-cell>
          <table:table-cell table:style-name="ce1" office:value-type="string">
            <text:p>Erledigt</text:p>
          </table:table-cell>
          <table:table-cell table:style-name="ce6" table:number-columns-repeated="1020"/>
        </table:table-row>
        <table:table-row table:style-name="ro2">
          <table:table-cell office:value-type="date" office:date-value="2012-11-08">
            <text:p>Do, 08.11.12</text:p>
          </table:table-cell>
          <table:table-cell office:value-type="string">
            <text:p>1a: Wir kennen die <text:span text:style-name="T1">Spielregeln</text:span>.</text:p>
            <text:p>1b: Jeder hat sich notiert, <text:span text:style-name="T1">welche Objekte</text:span> am Spiel beteiligt sind, </text:p>
            <text:p><text:s text:c="6"/>was die Objekte tun und was sie sich merken müssen.</text:p>
          </table:table-cell>
          <table:table-cell table:number-columns-repeated="1021"/>
        </table:table-row>
        <table:table-row table:style-name="ro2">
          <table:table-cell office:value-type="date" office:date-value="2012-11-12">
            <text:p>Mo, 12.11.12</text:p>
          </table:table-cell>
          <table:table-cell office:value-type="string">
            <text:p><text:span text:style-name="T2">2a: Wir haben ein </text:span><text:span text:style-name="T1">Anwendungsfalldiagramm</text:span><text:span text:style-name="T3"> erstellt.</text:span></text:p>
            <text:p><text:span text:style-name="T3">2b: Jeder hat das Infodokument gelesen und ausgedruckt.</text:span></text:p>
            <text:p>2c: Jeder hat den Zeitplan ausgedruckt.</text:p>
          </table:table-cell>
          <table:table-cell table:number-columns-repeated="1021"/>
        </table:table-row>
        <table:table-row table:style-name="ro3">
          <table:table-cell table:formula="of:=[.A2]+7" office:value-type="date" office:date-value="2012-11-15">
            <text:p>Do, 15.11.12</text:p>
          </table:table-cell>
          <table:table-cell office:value-type="string">
            <text:p><text:span text:style-name="T4">3: Wir haben ein </text:span><text:span text:style-name="T1">Klassendiagramm</text:span> erstellt.</text:p>
          </table:table-cell>
          <table:table-cell table:number-columns-repeated="1021"/>
        </table:table-row>
        <table:table-row table:style-name="ro4">
          <table:table-cell table:formula="of:=[.A3]+7" office:value-type="date" office:date-value="2012-11-19">
            <text:p>Mo, 19.11.12</text:p>
          </table:table-cell>
          <table:table-cell table:style-name="ce1" office:value-type="string">
            <text:p><text:span text:style-name="T3">4a: Wir haben </text:span>CRC Karten<text:span text:style-name="T3"> erstellt.</text:span></text:p>
            <text:p><text:span text:style-name="T3">4b: Wir haben das Objektspiel gespielt.</text:span></text:p>
          </table:table-cell>
          <table:table-cell table:number-columns-repeated="1021"/>
        </table:table-row>
        <table:table-row table:style-name="ro3">
          <table:table-cell table:formula="of:=[.A4]+7" office:value-type="date" office:date-value="2012-11-22">
            <text:p>Do, 22.11.12</text:p>
          </table:table-cell>
          <table:table-cell office:value-type="string">
            <text:p><text:span text:style-name="T4">5: Wie haben ein </text:span><text:span text:style-name="T1">Sequenzdiagramm</text:span> für Anwendungsfälle erstellt.</text:p>
          </table:table-cell>
          <table:table-cell table:number-columns-repeated="1021"/>
        </table:table-row>
        <table:table-row table:style-name="ro4">
          <table:table-cell table:formula="of:=[.A5]+7" office:value-type="date" office:date-value="2012-11-26">
            <text:p>Mo, 26.11.12</text:p>
          </table:table-cell>
          <table:table-cell office:value-type="string">
            <text:p>6a: Wir haben das Spiel um einen <text:span text:style-name="T1">Schiedsrichter</text:span><text:span text:style-name="T3"> erweitert.</text:span></text:p>
            <text:p><text:span text:style-name="T3">6b: Wir haben die notwendigen Diagramme aktualisiert.</text:span></text:p>
          </table:table-cell>
          <table:table-cell table:number-columns-repeated="1021"/>
        </table:table-row>
        <table:table-row table:style-name="ro4">
          <table:table-cell table:formula="of:=[.A6]+7" office:value-type="date" office:date-value="2012-11-29">
            <text:p>Do, 29.11.12</text:p>
          </table:table-cell>
          <table:table-cell office:value-type="string">
            <text:p>7a: Wir haben das Spiel um einen <text:span text:style-name="T1">Computerspieler</text:span><text:span text:style-name="T3"> erweitert.</text:span></text:p>
            <text:p><text:span text:style-name="T3">7b: Wir haben die notwendigen Diagramme aktualisiert.</text:span></text:p>
          </table:table-cell>
          <table:table-cell table:number-columns-repeated="1021"/>
        </table:table-row>
        <table:table-row table:style-name="ro1">
          <table:table-cell table:formula="of:=[.A7]+7" office:value-type="date" office:date-value="2012-12-03">
            <text:p>Mo, 03.12.12</text:p>
          </table:table-cell>
          <table:table-cell office:value-type="string">
            <text:p>Puffer</text:p>
          </table:table-cell>
          <table:table-cell table:number-columns-repeated="1021"/>
        </table:table-row>
        <table:table-row table:style-name="ro1">
          <table:table-cell table:formula="of:=[.A8]+7" office:value-type="date" office:date-value="2012-12-06">
            <text:p>Do, 06.12.12</text:p>
          </table:table-cell>
          <table:table-cell office:value-type="string">
            <text:p>Puffer</text:p>
          </table:table-cell>
          <table:table-cell table:number-columns-repeated="1021"/>
        </table:table-row>
        <table:table-row table:style-name="ro1">
          <table:table-cell table:formula="of:=[.A9]+7" office:value-type="date" office:date-value="2012-12-10">
            <text:p>Mo, 10.12.12</text:p>
          </table:table-cell>
          <table:table-cell table:style-name="ce1" office:value-type="string">
            <text:p>Klassenarbeit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Notizen:</text:p>
          </table:table-cell>
          <table:table-cell table:style-name="Default" table:number-columns-repeated="2"/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day-of-week/>
      <number:text>, </number:text>
      <number:day number:style="long"/>
      <number:text>.</number:text>
      <number:month number:style="long"/>
      <number:text>.</number:text>
      <number:year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4.11.2012</text:date>, <text:time>07:5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58S</meta:editing-duration>
    <meta:editing-cycles>13</meta:editing-cycles>
    <meta:generator>LibreOffice/3.4$Win32 LibreOffice_project/340m1$Build-402</meta:generator>
    <dc:date>2012-11-14T07:53:39.43</dc:date>
    <meta:document-statistic meta:table-count="1" meta:cell-count="24" meta:object-count="0"/>
    <meta:user-defined meta:name="Info 1"/>
    <meta:user-defined meta:name="Info 2"/>
    <meta:user-defined meta:name="Info 3"/>
    <meta:user-defined meta:name="Info 4"/>
  </office:meta>
</office:document-meta>
</file>